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f0a5" officeooo:paragraph-rsid="000ef0a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f0a5" officeooo:paragraph-rsid="000ef0a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bbb9" officeooo:paragraph-rsid="0012bbb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ef0a5" officeooo:paragraph-rsid="000ef0a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d7f5" officeooo:paragraph-rsid="000ef0a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2bbb9" officeooo:paragraph-rsid="0012bbb9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6c1d" style:font-weight-asian="normal" style:font-weight-complex="normal"/>
    </style:style>
    <style:style style:name="T4" style:family="text">
      <style:text-properties officeooo:rsid="0010d7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SUR LES THREADS</text:p>
      <text:p text:style-name="P1"/>
      <text:p text:style-name="P1"/>
      <text:p text:style-name="P2">EXERCICE 1 : <text:span text:style-name="T2"><text:s/>reprendre l’exercice sur les des, notre application contient </text:span><text:span text:style-name="T3">3</text:span><text:span text:style-name="T2"> des , en utilisant les threads et la communication avec les threads UI, modifier l’application pour que les des fonctionnent chacun dans un thread , ils doivent tourner une vingtaine de fois a l’ecran et se stabiliser au bout de 2 secondes par exemple pour afficher leurs resultats.</text:span></text:p>
      <text:p text:style-name="P4"/>
      <text:p text:style-name="P4"/>
      <text:p text:style-name="P2">EXERCICE 2 :<text:span text:style-name="T1"> </text:span><text:span text:style-name="T2">modifier l’exercice ci-dessus et utiliser cette fois les coroutines pour realiser le meme code que ci-dessus . Comme on a besoin que de deux parametres qui sont l’indice du de et sa valeur.</text:span></text:p>
      <text:p text:style-name="P5"/>
      <text:p text:style-name="P3"><text:span text:style-name="T4">E</text:span>XERCICE 3 :<text:span text:style-name="T2"> Convertir le code realise en classe avec room en kotlin, </text:span><text:span text:style-name="T3">et la solution a l’exercice d’hier.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4:50:42.586204762</meta:creation-date>
    <dc:date>2022-04-20T14:07:58.688642249</dc:date>
    <meta:editing-duration>PT1H10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19" meta:character-count="690" meta:non-whitespace-character-count="574"/>
  </office:meta>
</office:document-meta>
</file>